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22mm"/>
    </style:style>
    <style:style style:name="co2" style:family="table-column">
      <style:table-column-properties fo:break-before="auto" style:column-width="35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results2" table:style-name="ta1">
        <table:shapes>
          <draw:frame draw:z-index="0" draw:style-name="gr1" draw:text-style-name="P1" svg:width="159.99mm" svg:height="89.99mm" svg:x="66.98mm" svg:y="0mm">
            <draw:object draw:notify-on-update-of-ranges="speed_results2.B2:speed_results2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ed raw</text:p>
          </table:table-cell>
          <table:table-cell office:value-type="string" calcext:value-type="string">
            <text:p>Speed normalized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table:formula="of:=[.A2]/65536" office:value-type="float" office:value="0.48370361328125" calcext:value-type="float">
            <text:p>0,48370361328125</text:p>
          </table:table-cell>
        </table:table-row>
        <table:table-row table:style-name="ro1">
          <table:table-cell office:value-type="float" office:value="29864" calcext:value-type="float">
            <text:p>29864</text:p>
          </table:table-cell>
          <table:table-cell table:formula="of:=[.A3]/65536" office:value-type="float" office:value="0.4556884765625" calcext:value-type="float">
            <text:p>0,4556884765625</text:p>
          </table:table-cell>
        </table:table-row>
        <table:table-row table:style-name="ro1">
          <table:table-cell office:value-type="float" office:value="30593" calcext:value-type="float">
            <text:p>30593</text:p>
          </table:table-cell>
          <table:table-cell table:formula="of:=[.A4]/65536" office:value-type="float" office:value="0.466812133789063" calcext:value-type="float">
            <text:p>0,466812133789063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table:formula="of:=[.A5]/65536" office:value-type="float" office:value="0.480667114257813" calcext:value-type="float">
            <text:p>0,480667114257813</text:p>
          </table:table-cell>
        </table:table-row>
        <table:table-row table:style-name="ro1">
          <table:table-cell office:value-type="float" office:value="30606" calcext:value-type="float">
            <text:p>30606</text:p>
          </table:table-cell>
          <table:table-cell table:formula="of:=[.A6]/65536" office:value-type="float" office:value="0.467010498046875" calcext:value-type="float">
            <text:p>0,467010498046875</text:p>
          </table:table-cell>
        </table:table-row>
        <table:table-row table:style-name="ro1">
          <table:table-cell office:value-type="float" office:value="31260" calcext:value-type="float">
            <text:p>31260</text:p>
          </table:table-cell>
          <table:table-cell table:formula="of:=[.A7]/65536" office:value-type="float" office:value="0.47698974609375" calcext:value-type="float">
            <text:p>0,47698974609375</text:p>
          </table:table-cell>
        </table:table-row>
        <table:table-row table:style-name="ro1">
          <table:table-cell office:value-type="float" office:value="30857" calcext:value-type="float">
            <text:p>30857</text:p>
          </table:table-cell>
          <table:table-cell table:formula="of:=[.A8]/65536" office:value-type="float" office:value="0.470840454101563" calcext:value-type="float">
            <text:p>0,470840454101563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table:formula="of:=[.A9]/65536" office:value-type="float" office:value="0.469207763671875" calcext:value-type="float">
            <text:p>0,469207763671875</text:p>
          </table:table-cell>
        </table:table-row>
        <table:table-row table:style-name="ro1">
          <table:table-cell office:value-type="float" office:value="31883" calcext:value-type="float">
            <text:p>31883</text:p>
          </table:table-cell>
          <table:table-cell table:formula="of:=[.A10]/65536" office:value-type="float" office:value="0.486495971679688" calcext:value-type="float">
            <text:p>0,486495971679688</text:p>
          </table:table-cell>
        </table:table-row>
        <table:table-row table:style-name="ro1">
          <table:table-cell office:value-type="float" office:value="30619" calcext:value-type="float">
            <text:p>30619</text:p>
          </table:table-cell>
          <table:table-cell table:formula="of:=[.A11]/65536" office:value-type="float" office:value="0.467208862304688" calcext:value-type="float">
            <text:p>0,467208862304688</text:p>
          </table:table-cell>
        </table:table-row>
        <table:table-row table:style-name="ro1">
          <table:table-cell office:value-type="float" office:value="30958" calcext:value-type="float">
            <text:p>30958</text:p>
          </table:table-cell>
          <table:table-cell table:formula="of:=[.A12]/65536" office:value-type="float" office:value="0.472381591796875" calcext:value-type="float">
            <text:p>0,472381591796875</text:p>
          </table:table-cell>
        </table:table-row>
        <table:table-row table:style-name="ro1">
          <table:table-cell office:value-type="float" office:value="31566" calcext:value-type="float">
            <text:p>31566</text:p>
          </table:table-cell>
          <table:table-cell table:formula="of:=[.A13]/65536" office:value-type="float" office:value="0.481658935546875" calcext:value-type="float">
            <text:p>0,481658935546875</text:p>
          </table:table-cell>
        </table:table-row>
        <table:table-row table:style-name="ro1">
          <table:table-cell office:value-type="float" office:value="31427" calcext:value-type="float">
            <text:p>31427</text:p>
          </table:table-cell>
          <table:table-cell table:formula="of:=[.A14]/65536" office:value-type="float" office:value="0.479537963867188" calcext:value-type="float">
            <text:p>0,479537963867188</text:p>
          </table:table-cell>
        </table:table-row>
        <table:table-row table:style-name="ro1">
          <table:table-cell office:value-type="float" office:value="31632" calcext:value-type="float">
            <text:p>31632</text:p>
          </table:table-cell>
          <table:table-cell table:formula="of:=[.A15]/65536" office:value-type="float" office:value="0.482666015625" calcext:value-type="float">
            <text:p>0,482666015625</text:p>
          </table:table-cell>
        </table:table-row>
        <table:table-row table:style-name="ro1">
          <table:table-cell office:value-type="float" office:value="30190" calcext:value-type="float">
            <text:p>30190</text:p>
          </table:table-cell>
          <table:table-cell table:formula="of:=[.A16]/65536" office:value-type="float" office:value="0.460662841796875" calcext:value-type="float">
            <text:p>0,460662841796875</text:p>
          </table:table-cell>
        </table:table-row>
        <table:table-row table:style-name="ro1">
          <table:table-cell office:value-type="float" office:value="31045" calcext:value-type="float">
            <text:p>31045</text:p>
          </table:table-cell>
          <table:table-cell table:formula="of:=[.A17]/65536" office:value-type="float" office:value="0.473709106445313" calcext:value-type="float">
            <text:p>0,473709106445313</text:p>
          </table:table-cell>
        </table:table-row>
        <table:table-row table:style-name="ro1">
          <table:table-cell office:value-type="float" office:value="31209" calcext:value-type="float">
            <text:p>31209</text:p>
          </table:table-cell>
          <table:table-cell table:formula="of:=[.A18]/65536" office:value-type="float" office:value="0.476211547851563" calcext:value-type="float">
            <text:p>0,476211547851563</text:p>
          </table:table-cell>
        </table:table-row>
        <table:table-row table:style-name="ro1">
          <table:table-cell office:value-type="float" office:value="30740" calcext:value-type="float">
            <text:p>30740</text:p>
          </table:table-cell>
          <table:table-cell table:formula="of:=[.A19]/65536" office:value-type="float" office:value="0.46905517578125" calcext:value-type="float">
            <text:p>0,46905517578125</text:p>
          </table:table-cell>
        </table:table-row>
        <table:table-row table:style-name="ro1">
          <table:table-cell office:value-type="float" office:value="31221" calcext:value-type="float">
            <text:p>31221</text:p>
          </table:table-cell>
          <table:table-cell table:formula="of:=[.A20]/65536" office:value-type="float" office:value="0.476394653320313" calcext:value-type="float">
            <text:p>0,476394653320313</text:p>
          </table:table-cell>
        </table:table-row>
        <table:table-row table:style-name="ro1">
          <table:table-cell office:value-type="float" office:value="31960" calcext:value-type="float">
            <text:p>31960</text:p>
          </table:table-cell>
          <table:table-cell table:formula="of:=[.A21]/65536" office:value-type="float" office:value="0.4876708984375" calcext:value-type="float">
            <text:p>0,4876708984375</text:p>
          </table:table-cell>
        </table:table-row>
        <table:table-row table:style-name="ro1">
          <table:table-cell office:value-type="float" office:value="29906" calcext:value-type="float">
            <text:p>29906</text:p>
          </table:table-cell>
          <table:table-cell table:formula="of:=[.A22]/65536" office:value-type="float" office:value="0.456329345703125" calcext:value-type="float">
            <text:p>0,456329345703125</text:p>
          </table:table-cell>
        </table:table-row>
        <table:table-row table:style-name="ro1">
          <table:table-cell office:value-type="float" office:value="31027" calcext:value-type="float">
            <text:p>31027</text:p>
          </table:table-cell>
          <table:table-cell table:formula="of:=[.A23]/65536" office:value-type="float" office:value="0.473434448242188" calcext:value-type="float">
            <text:p>0,473434448242188</text:p>
          </table:table-cell>
        </table:table-row>
        <table:table-row table:style-name="ro1">
          <table:table-cell office:value-type="float" office:value="30887" calcext:value-type="float">
            <text:p>30887</text:p>
          </table:table-cell>
          <table:table-cell table:formula="of:=[.A24]/65536" office:value-type="float" office:value="0.471298217773438" calcext:value-type="float">
            <text:p>0,471298217773438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  <table:table-cell table:formula="of:=[.A25]/65536" office:value-type="float" office:value="0.47723388671875" calcext:value-type="float">
            <text:p>0,47723388671875</text:p>
          </table:table-cell>
        </table:table-row>
        <table:table-row table:style-name="ro1">
          <table:table-cell office:value-type="float" office:value="29893" calcext:value-type="float">
            <text:p>29893</text:p>
          </table:table-cell>
          <table:table-cell table:formula="of:=[.A26]/65536" office:value-type="float" office:value="0.456130981445313" calcext:value-type="float">
            <text:p>0,456130981445313</text:p>
          </table:table-cell>
        </table:table-row>
        <table:table-row table:style-name="ro1">
          <table:table-cell office:value-type="float" office:value="30654" calcext:value-type="float">
            <text:p>30654</text:p>
          </table:table-cell>
          <table:table-cell table:formula="of:=[.A27]/65536" office:value-type="float" office:value="0.467742919921875" calcext:value-type="float">
            <text:p>0,467742919921875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 table:formula="of:=[.A28]/65536" office:value-type="float" office:value="0.487335205078125" calcext:value-type="float">
            <text:p>0,487335205078125</text:p>
          </table:table-cell>
        </table:table-row>
        <table:table-row table:style-name="ro1">
          <table:table-cell office:value-type="float" office:value="29659" calcext:value-type="float">
            <text:p>29659</text:p>
          </table:table-cell>
          <table:table-cell table:formula="of:=[.A29]/65536" office:value-type="float" office:value="0.452560424804688" calcext:value-type="float">
            <text:p>0,452560424804688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table:formula="of:=[.A30]/65536" office:value-type="float" office:value="0.468841552734375" calcext:value-type="float">
            <text:p>0,468841552734375</text:p>
          </table:table-cell>
        </table:table-row>
        <table:table-row table:style-name="ro1">
          <table:table-cell office:value-type="float" office:value="30007" calcext:value-type="float">
            <text:p>30007</text:p>
          </table:table-cell>
          <table:table-cell table:formula="of:=[.A31]/65536" office:value-type="float" office:value="0.457870483398438" calcext:value-type="float">
            <text:p>0,457870483398438</text:p>
          </table:table-cell>
        </table:table-row>
        <table:table-row table:style-name="ro1">
          <table:table-cell office:value-type="float" office:value="30635" calcext:value-type="float">
            <text:p>30635</text:p>
          </table:table-cell>
          <table:table-cell table:formula="of:=[.A32]/65536" office:value-type="float" office:value="0.467453002929688" calcext:value-type="float">
            <text:p>0,467453002929688</text:p>
          </table:table-cell>
        </table:table-row>
        <table:table-row table:style-name="ro1">
          <table:table-cell office:value-type="float" office:value="31687" calcext:value-type="float">
            <text:p>31687</text:p>
          </table:table-cell>
          <table:table-cell table:formula="of:=[.A33]/65536" office:value-type="float" office:value="0.483505249023438" calcext:value-type="float">
            <text:p>0,483505249023438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table:formula="of:=[.A34]/65536" office:value-type="float" office:value="0.454864501953125" calcext:value-type="float">
            <text:p>0,454864501953125</text:p>
          </table:table-cell>
        </table:table-row>
        <table:table-row table:style-name="ro1">
          <table:table-cell office:value-type="float" office:value="30535" calcext:value-type="float">
            <text:p>30535</text:p>
          </table:table-cell>
          <table:table-cell table:formula="of:=[.A35]/65536" office:value-type="float" office:value="0.465927124023438" calcext:value-type="float">
            <text:p>0,465927124023438</text:p>
          </table:table-cell>
        </table:table-row>
        <table:table-row table:style-name="ro1">
          <table:table-cell office:value-type="float" office:value="31689" calcext:value-type="float">
            <text:p>31689</text:p>
          </table:table-cell>
          <table:table-cell table:formula="of:=[.A36]/65536" office:value-type="float" office:value="0.483535766601563" calcext:value-type="float">
            <text:p>0,483535766601563</text:p>
          </table:table-cell>
        </table:table-row>
        <table:table-row table:style-name="ro1">
          <table:table-cell office:value-type="float" office:value="29826" calcext:value-type="float">
            <text:p>29826</text:p>
          </table:table-cell>
          <table:table-cell table:formula="of:=[.A37]/65536" office:value-type="float" office:value="0.455108642578125" calcext:value-type="float">
            <text:p>0,455108642578125</text:p>
          </table:table-cell>
        </table:table-row>
        <table:table-row table:style-name="ro1">
          <table:table-cell office:value-type="float" office:value="30896" calcext:value-type="float">
            <text:p>30896</text:p>
          </table:table-cell>
          <table:table-cell table:formula="of:=[.A38]/65536" office:value-type="float" office:value="0.471435546875" calcext:value-type="float">
            <text:p>0,471435546875</text:p>
          </table:table-cell>
        </table:table-row>
        <table:table-row table:style-name="ro1">
          <table:table-cell office:value-type="float" office:value="31894" calcext:value-type="float">
            <text:p>31894</text:p>
          </table:table-cell>
          <table:table-cell table:formula="of:=[.A39]/65536" office:value-type="float" office:value="0.486663818359375" calcext:value-type="float">
            <text:p>0,486663818359375</text:p>
          </table:table-cell>
        </table:table-row>
        <table:table-row table:style-name="ro1">
          <table:table-cell office:value-type="float" office:value="29958" calcext:value-type="float">
            <text:p>29958</text:p>
          </table:table-cell>
          <table:table-cell table:formula="of:=[.A40]/65536" office:value-type="float" office:value="0.457122802734375" calcext:value-type="float">
            <text:p>0,457122802734375</text:p>
          </table:table-cell>
        </table:table-row>
        <table:table-row table:style-name="ro1">
          <table:table-cell office:value-type="float" office:value="29697" calcext:value-type="float">
            <text:p>29697</text:p>
          </table:table-cell>
          <table:table-cell table:formula="of:=[.A41]/65536" office:value-type="float" office:value="0.453140258789063" calcext:value-type="float">
            <text:p>0,453140258789063</text:p>
          </table:table-cell>
        </table:table-row>
        <table:table-row table:style-name="ro1">
          <table:table-cell office:value-type="float" office:value="30751" calcext:value-type="float">
            <text:p>30751</text:p>
          </table:table-cell>
          <table:table-cell table:formula="of:=[.A42]/65536" office:value-type="float" office:value="0.469223022460938" calcext:value-type="float">
            <text:p>0,469223022460938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table:formula="of:=[.A43]/65536" office:value-type="float" office:value="0.470016479492188" calcext:value-type="float">
            <text:p>0,470016479492188</text:p>
          </table:table-cell>
        </table:table-row>
        <table:table-row table:style-name="ro1">
          <table:table-cell office:value-type="float" office:value="30415" calcext:value-type="float">
            <text:p>30415</text:p>
          </table:table-cell>
          <table:table-cell table:formula="of:=[.A44]/65536" office:value-type="float" office:value="0.464096069335938" calcext:value-type="float">
            <text:p>0,464096069335938</text:p>
          </table:table-cell>
        </table:table-row>
        <table:table-row table:style-name="ro1">
          <table:table-cell office:value-type="float" office:value="30989" calcext:value-type="float">
            <text:p>30989</text:p>
          </table:table-cell>
          <table:table-cell table:formula="of:=[.A45]/65536" office:value-type="float" office:value="0.472854614257813" calcext:value-type="float">
            <text:p>0,472854614257813</text:p>
          </table:table-cell>
        </table:table-row>
        <table:table-row table:style-name="ro1">
          <table:table-cell office:value-type="float" office:value="30222" calcext:value-type="float">
            <text:p>30222</text:p>
          </table:table-cell>
          <table:table-cell table:formula="of:=[.A46]/65536" office:value-type="float" office:value="0.461151123046875" calcext:value-type="float">
            <text:p>0,461151123046875</text:p>
          </table:table-cell>
        </table:table-row>
        <table:table-row table:style-name="ro1">
          <table:table-cell office:value-type="float" office:value="31053" calcext:value-type="float">
            <text:p>31053</text:p>
          </table:table-cell>
          <table:table-cell table:formula="of:=[.A47]/65536" office:value-type="float" office:value="0.473831176757813" calcext:value-type="float">
            <text:p>0,473831176757813</text:p>
          </table:table-cell>
        </table:table-row>
        <table:table-row table:style-name="ro1">
          <table:table-cell office:value-type="float" office:value="31370" calcext:value-type="float">
            <text:p>31370</text:p>
          </table:table-cell>
          <table:table-cell table:formula="of:=[.A48]/65536" office:value-type="float" office:value="0.478668212890625" calcext:value-type="float">
            <text:p>0,478668212890625</text:p>
          </table:table-cell>
        </table:table-row>
        <table:table-row table:style-name="ro1">
          <table:table-cell office:value-type="float" office:value="30556" calcext:value-type="float">
            <text:p>30556</text:p>
          </table:table-cell>
          <table:table-cell table:formula="of:=[.A49]/65536" office:value-type="float" office:value="0.46624755859375" calcext:value-type="float">
            <text:p>0,46624755859375</text:p>
          </table:table-cell>
        </table:table-row>
        <table:table-row table:style-name="ro1">
          <table:table-cell office:value-type="float" office:value="30569" calcext:value-type="float">
            <text:p>30569</text:p>
          </table:table-cell>
          <table:table-cell table:formula="of:=[.A50]/65536" office:value-type="float" office:value="0.466445922851563" calcext:value-type="float">
            <text:p>0,466445922851563</text:p>
          </table:table-cell>
        </table:table-row>
        <table:table-row table:style-name="ro1">
          <table:table-cell office:value-type="float" office:value="31335" calcext:value-type="float">
            <text:p>31335</text:p>
          </table:table-cell>
          <table:table-cell table:formula="of:=[.A51]/65536" office:value-type="float" office:value="0.478134155273438" calcext:value-type="float">
            <text:p>0,478134155273438</text:p>
          </table:table-cell>
        </table:table-row>
        <table:table-row table:style-name="ro1">
          <table:table-cell office:value-type="float" office:value="30454" calcext:value-type="float">
            <text:p>30454</text:p>
          </table:table-cell>
          <table:table-cell table:formula="of:=[.A52]/65536" office:value-type="float" office:value="0.464691162109375" calcext:value-type="float">
            <text:p>0,464691162109375</text:p>
          </table:table-cell>
        </table:table-row>
        <table:table-row table:style-name="ro1">
          <table:table-cell office:value-type="float" office:value="30318" calcext:value-type="float">
            <text:p>30318</text:p>
          </table:table-cell>
          <table:table-cell table:formula="of:=[.A53]/65536" office:value-type="float" office:value="0.462615966796875" calcext:value-type="float">
            <text:p>0,462615966796875</text:p>
          </table:table-cell>
        </table:table-row>
        <table:table-row table:style-name="ro1">
          <table:table-cell office:value-type="float" office:value="30920" calcext:value-type="float">
            <text:p>30920</text:p>
          </table:table-cell>
          <table:table-cell table:formula="of:=[.A54]/65536" office:value-type="float" office:value="0.4718017578125" calcext:value-type="float">
            <text:p>0,4718017578125</text:p>
          </table:table-cell>
        </table:table-row>
        <table:table-row table:style-name="ro1">
          <table:table-cell office:value-type="float" office:value="30341" calcext:value-type="float">
            <text:p>30341</text:p>
          </table:table-cell>
          <table:table-cell table:formula="of:=[.A55]/65536" office:value-type="float" office:value="0.462966918945313" calcext:value-type="float">
            <text:p>0,462966918945313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table:formula="of:=[.A56]/65536" office:value-type="float" office:value="0.47149658203125" calcext:value-type="float">
            <text:p>0,47149658203125</text:p>
          </table:table-cell>
        </table:table-row>
        <table:table-row table:style-name="ro1">
          <table:table-cell office:value-type="float" office:value="31460" calcext:value-type="float">
            <text:p>31460</text:p>
          </table:table-cell>
          <table:table-cell table:formula="of:=[.A57]/65536" office:value-type="float" office:value="0.48004150390625" calcext:value-type="float">
            <text:p>0,48004150390625</text:p>
          </table:table-cell>
        </table:table-row>
        <table:table-row table:style-name="ro1">
          <table:table-cell office:value-type="float" office:value="30041" calcext:value-type="float">
            <text:p>30041</text:p>
          </table:table-cell>
          <table:table-cell table:formula="of:=[.A58]/65536" office:value-type="float" office:value="0.458389282226563" calcext:value-type="float">
            <text:p>0,458389282226563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table:formula="of:=[.A59]/65536" office:value-type="float" office:value="0.45928955078125" calcext:value-type="float">
            <text:p>0,45928955078125</text:p>
          </table:table-cell>
        </table:table-row>
        <table:table-row table:style-name="ro1">
          <table:table-cell office:value-type="float" office:value="30849" calcext:value-type="float">
            <text:p>30849</text:p>
          </table:table-cell>
          <table:table-cell table:formula="of:=[.A60]/65536" office:value-type="float" office:value="0.470718383789063" calcext:value-type="float">
            <text:p>0,470718383789063</text:p>
          </table:table-cell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formula="of:=[.A61]/65536" office:value-type="float" office:value="0.4658203125" calcext:value-type="float">
            <text:p>0,4658203125</text:p>
          </table:table-cell>
        </table:table-row>
        <table:table-row table:style-name="ro1">
          <table:table-cell office:value-type="float" office:value="29973" calcext:value-type="float">
            <text:p>29973</text:p>
          </table:table-cell>
          <table:table-cell table:formula="of:=[.A62]/65536" office:value-type="float" office:value="0.457351684570313" calcext:value-type="float">
            <text:p>0,457351684570313</text:p>
          </table:table-cell>
        </table:table-row>
        <table:table-row table:style-name="ro1">
          <table:table-cell office:value-type="float" office:value="31256" calcext:value-type="float">
            <text:p>31256</text:p>
          </table:table-cell>
          <table:table-cell table:formula="of:=[.A63]/65536" office:value-type="float" office:value="0.4769287109375" calcext:value-type="float">
            <text:p>0,4769287109375</text:p>
          </table:table-cell>
        </table:table-row>
        <table:table-row table:style-name="ro1">
          <table:table-cell office:value-type="float" office:value="30984" calcext:value-type="float">
            <text:p>30984</text:p>
          </table:table-cell>
          <table:table-cell table:formula="of:=[.A64]/65536" office:value-type="float" office:value="0.4727783203125" calcext:value-type="float">
            <text:p>0,4727783203125</text:p>
          </table:table-cell>
        </table:table-row>
        <table:table-row table:style-name="ro1">
          <table:table-cell office:value-type="float" office:value="31022" calcext:value-type="float">
            <text:p>31022</text:p>
          </table:table-cell>
          <table:table-cell table:formula="of:=[.A65]/65536" office:value-type="float" office:value="0.473358154296875" calcext:value-type="float">
            <text:p>0,473358154296875</text:p>
          </table:table-cell>
        </table:table-row>
        <table:table-row table:style-name="ro1">
          <table:table-cell office:value-type="float" office:value="31806" calcext:value-type="float">
            <text:p>31806</text:p>
          </table:table-cell>
          <table:table-cell table:formula="of:=[.A66]/65536" office:value-type="float" office:value="0.485321044921875" calcext:value-type="float">
            <text:p>0,485321044921875</text:p>
          </table:table-cell>
        </table:table-row>
        <table:table-row table:style-name="ro1">
          <table:table-cell office:value-type="float" office:value="30090" calcext:value-type="float">
            <text:p>30090</text:p>
          </table:table-cell>
          <table:table-cell table:formula="of:=[.A67]/65536" office:value-type="float" office:value="0.459136962890625" calcext:value-type="float">
            <text:p>0,459136962890625</text:p>
          </table:table-cell>
        </table:table-row>
        <table:table-row table:style-name="ro1">
          <table:table-cell office:value-type="float" office:value="31051" calcext:value-type="float">
            <text:p>31051</text:p>
          </table:table-cell>
          <table:table-cell table:formula="of:=[.A68]/65536" office:value-type="float" office:value="0.473800659179688" calcext:value-type="float">
            <text:p>0,473800659179688</text:p>
          </table:table-cell>
        </table:table-row>
        <table:table-row table:style-name="ro1">
          <table:table-cell office:value-type="float" office:value="30574" calcext:value-type="float">
            <text:p>30574</text:p>
          </table:table-cell>
          <table:table-cell table:formula="of:=[.A69]/65536" office:value-type="float" office:value="0.466522216796875" calcext:value-type="float">
            <text:p>0,466522216796875</text:p>
          </table:table-cell>
        </table:table-row>
        <table:table-row table:style-name="ro1">
          <table:table-cell office:value-type="float" office:value="31438" calcext:value-type="float">
            <text:p>31438</text:p>
          </table:table-cell>
          <table:table-cell table:formula="of:=[.A70]/65536" office:value-type="float" office:value="0.479705810546875" calcext:value-type="float">
            <text:p>0,479705810546875</text:p>
          </table:table-cell>
        </table:table-row>
        <table:table-row table:style-name="ro1">
          <table:table-cell office:value-type="float" office:value="29987" calcext:value-type="float">
            <text:p>29987</text:p>
          </table:table-cell>
          <table:table-cell table:formula="of:=[.A71]/65536" office:value-type="float" office:value="0.457565307617188" calcext:value-type="float">
            <text:p>0,457565307617188</text:p>
          </table:table-cell>
        </table:table-row>
        <table:table-row table:style-name="ro1">
          <table:table-cell office:value-type="float" office:value="30944" calcext:value-type="float">
            <text:p>30944</text:p>
          </table:table-cell>
          <table:table-cell table:formula="of:=[.A72]/65536" office:value-type="float" office:value="0.47216796875" calcext:value-type="float">
            <text:p>0,47216796875</text:p>
          </table:table-cell>
        </table:table-row>
        <table:table-row table:style-name="ro1">
          <table:table-cell office:value-type="float" office:value="30624" calcext:value-type="float">
            <text:p>30624</text:p>
          </table:table-cell>
          <table:table-cell table:formula="of:=[.A73]/65536" office:value-type="float" office:value="0.46728515625" calcext:value-type="float">
            <text:p>0,46728515625</text:p>
          </table:table-cell>
        </table:table-row>
        <table:table-row table:style-name="ro1">
          <table:table-cell office:value-type="float" office:value="29740" calcext:value-type="float">
            <text:p>29740</text:p>
          </table:table-cell>
          <table:table-cell table:formula="of:=[.A74]/65536" office:value-type="float" office:value="0.45379638671875" calcext:value-type="float">
            <text:p>0,45379638671875</text:p>
          </table:table-cell>
        </table:table-row>
        <table:table-row table:style-name="ro1">
          <table:table-cell office:value-type="float" office:value="30494" calcext:value-type="float">
            <text:p>30494</text:p>
          </table:table-cell>
          <table:table-cell table:formula="of:=[.A75]/65536" office:value-type="float" office:value="0.465301513671875" calcext:value-type="float">
            <text:p>0,465301513671875</text:p>
          </table:table-cell>
        </table:table-row>
        <table:table-row table:style-name="ro1">
          <table:table-cell office:value-type="float" office:value="31494" calcext:value-type="float">
            <text:p>31494</text:p>
          </table:table-cell>
          <table:table-cell table:formula="of:=[.A76]/65536" office:value-type="float" office:value="0.480560302734375" calcext:value-type="float">
            <text:p>0,480560302734375</text:p>
          </table:table-cell>
        </table:table-row>
        <table:table-row table:style-name="ro1">
          <table:table-cell office:value-type="float" office:value="29992" calcext:value-type="float">
            <text:p>29992</text:p>
          </table:table-cell>
          <table:table-cell table:formula="of:=[.A77]/65536" office:value-type="float" office:value="0.4576416015625" calcext:value-type="float">
            <text:p>0,4576416015625</text:p>
          </table:table-cell>
        </table:table-row>
        <table:table-row table:style-name="ro1">
          <table:table-cell office:value-type="float" office:value="31459" calcext:value-type="float">
            <text:p>31459</text:p>
          </table:table-cell>
          <table:table-cell table:formula="of:=[.A78]/65536" office:value-type="float" office:value="0.480026245117188" calcext:value-type="float">
            <text:p>0,480026245117188</text:p>
          </table:table-cell>
        </table:table-row>
        <table:table-row table:style-name="ro1">
          <table:table-cell office:value-type="float" office:value="30998" calcext:value-type="float">
            <text:p>30998</text:p>
          </table:table-cell>
          <table:table-cell table:formula="of:=[.A79]/65536" office:value-type="float" office:value="0.472991943359375" calcext:value-type="float">
            <text:p>0,472991943359375</text:p>
          </table:table-cell>
        </table:table-row>
        <table:table-row table:style-name="ro1">
          <table:table-cell office:value-type="float" office:value="30945" calcext:value-type="float">
            <text:p>30945</text:p>
          </table:table-cell>
          <table:table-cell table:formula="of:=[.A80]/65536" office:value-type="float" office:value="0.472183227539063" calcext:value-type="float">
            <text:p>0,472183227539063</text:p>
          </table:table-cell>
        </table:table-row>
        <table:table-row table:style-name="ro1">
          <table:table-cell office:value-type="float" office:value="31689" calcext:value-type="float">
            <text:p>31689</text:p>
          </table:table-cell>
          <table:table-cell table:formula="of:=[.A81]/65536" office:value-type="float" office:value="0.483535766601563" calcext:value-type="float">
            <text:p>0,483535766601563</text:p>
          </table:table-cell>
        </table:table-row>
        <table:table-row table:style-name="ro1">
          <table:table-cell office:value-type="float" office:value="30558" calcext:value-type="float">
            <text:p>30558</text:p>
          </table:table-cell>
          <table:table-cell table:formula="of:=[.A82]/65536" office:value-type="float" office:value="0.466278076171875" calcext:value-type="float">
            <text:p>0,466278076171875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table:formula="of:=[.A83]/65536" office:value-type="float" office:value="0.454864501953125" calcext:value-type="float">
            <text:p>0,454864501953125</text:p>
          </table:table-cell>
        </table:table-row>
        <table:table-row table:style-name="ro1">
          <table:table-cell office:value-type="float" office:value="30874" calcext:value-type="float">
            <text:p>30874</text:p>
          </table:table-cell>
          <table:table-cell table:formula="of:=[.A84]/65536" office:value-type="float" office:value="0.471099853515625" calcext:value-type="float">
            <text:p>0,471099853515625</text:p>
          </table:table-cell>
        </table:table-row>
        <table:table-row table:style-name="ro1">
          <table:table-cell office:value-type="float" office:value="31539" calcext:value-type="float">
            <text:p>31539</text:p>
          </table:table-cell>
          <table:table-cell table:formula="of:=[.A85]/65536" office:value-type="float" office:value="0.481246948242188" calcext:value-type="float">
            <text:p>0,481246948242188</text:p>
          </table:table-cell>
        </table:table-row>
        <table:table-row table:style-name="ro1">
          <table:table-cell office:value-type="float" office:value="30158" calcext:value-type="float">
            <text:p>30158</text:p>
          </table:table-cell>
          <table:table-cell table:formula="of:=[.A86]/65536" office:value-type="float" office:value="0.460174560546875" calcext:value-type="float">
            <text:p>0,460174560546875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table:formula="of:=[.A87]/65536" office:value-type="float" office:value="0.477264404296875" calcext:value-type="float">
            <text:p>0,477264404296875</text:p>
          </table:table-cell>
        </table:table-row>
        <table:table-row table:style-name="ro1">
          <table:table-cell office:value-type="float" office:value="30254" calcext:value-type="float">
            <text:p>30254</text:p>
          </table:table-cell>
          <table:table-cell table:formula="of:=[.A88]/65536" office:value-type="float" office:value="0.461639404296875" calcext:value-type="float">
            <text:p>0,461639404296875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  <table:table-cell table:formula="of:=[.A89]/65536" office:value-type="float" office:value="0.468917846679688" calcext:value-type="float">
            <text:p>0,468917846679688</text:p>
          </table:table-cell>
        </table:table-row>
        <table:table-row table:style-name="ro1">
          <table:table-cell office:value-type="float" office:value="30523" calcext:value-type="float">
            <text:p>30523</text:p>
          </table:table-cell>
          <table:table-cell table:formula="of:=[.A90]/65536" office:value-type="float" office:value="0.465744018554688" calcext:value-type="float">
            <text:p>0,465744018554688</text:p>
          </table:table-cell>
        </table:table-row>
        <table:table-row table:style-name="ro1">
          <table:table-cell office:value-type="float" office:value="30968" calcext:value-type="float">
            <text:p>30968</text:p>
          </table:table-cell>
          <table:table-cell table:formula="of:=[.A91]/65536" office:value-type="float" office:value="0.4725341796875" calcext:value-type="float">
            <text:p>0,4725341796875</text:p>
          </table:table-cell>
        </table:table-row>
        <table:table-row table:style-name="ro1">
          <table:table-cell office:value-type="float" office:value="30470" calcext:value-type="float">
            <text:p>30470</text:p>
          </table:table-cell>
          <table:table-cell table:formula="of:=[.A92]/65536" office:value-type="float" office:value="0.464935302734375" calcext:value-type="float">
            <text:p>0,464935302734375</text:p>
          </table:table-cell>
        </table:table-row>
        <table:table-row table:style-name="ro1">
          <table:table-cell office:value-type="float" office:value="31529" calcext:value-type="float">
            <text:p>31529</text:p>
          </table:table-cell>
          <table:table-cell table:formula="of:=[.A93]/65536" office:value-type="float" office:value="0.481094360351563" calcext:value-type="float">
            <text:p>0,481094360351563</text:p>
          </table:table-cell>
        </table:table-row>
        <table:table-row table:style-name="ro1">
          <table:table-cell office:value-type="float" office:value="30344" calcext:value-type="float">
            <text:p>30344</text:p>
          </table:table-cell>
          <table:table-cell table:formula="of:=[.A94]/65536" office:value-type="float" office:value="0.4630126953125" calcext:value-type="float">
            <text:p>0,4630126953125</text:p>
          </table:table-cell>
        </table:table-row>
        <table:table-row table:style-name="ro1">
          <table:table-cell office:value-type="float" office:value="31451" calcext:value-type="float">
            <text:p>31451</text:p>
          </table:table-cell>
          <table:table-cell table:formula="of:=[.A95]/65536" office:value-type="float" office:value="0.479904174804688" calcext:value-type="float">
            <text:p>0,479904174804688</text:p>
          </table:table-cell>
        </table:table-row>
        <table:table-row table:style-name="ro1">
          <table:table-cell office:value-type="float" office:value="31618" calcext:value-type="float">
            <text:p>31618</text:p>
          </table:table-cell>
          <table:table-cell table:formula="of:=[.A96]/65536" office:value-type="float" office:value="0.482452392578125" calcext:value-type="float">
            <text:p>0,482452392578125</text:p>
          </table:table-cell>
        </table:table-row>
        <table:table-row table:style-name="ro1">
          <table:table-cell office:value-type="float" office:value="30535" calcext:value-type="float">
            <text:p>30535</text:p>
          </table:table-cell>
          <table:table-cell table:formula="of:=[.A97]/65536" office:value-type="float" office:value="0.465927124023438" calcext:value-type="float">
            <text:p>0,465927124023438</text:p>
          </table:table-cell>
        </table:table-row>
        <table:table-row table:style-name="ro1">
          <table:table-cell office:value-type="float" office:value="31239" calcext:value-type="float">
            <text:p>31239</text:p>
          </table:table-cell>
          <table:table-cell table:formula="of:=[.A98]/65536" office:value-type="float" office:value="0.476669311523438" calcext:value-type="float">
            <text:p>0,476669311523438</text:p>
          </table:table-cell>
        </table:table-row>
        <table:table-row table:style-name="ro1">
          <table:table-cell office:value-type="float" office:value="30934" calcext:value-type="float">
            <text:p>30934</text:p>
          </table:table-cell>
          <table:table-cell table:formula="of:=[.A99]/65536" office:value-type="float" office:value="0.472015380859375" calcext:value-type="float">
            <text:p>0,472015380859375</text:p>
          </table:table-cell>
        </table:table-row>
        <table:table-row table:style-name="ro1">
          <table:table-cell office:value-type="float" office:value="30657" calcext:value-type="float">
            <text:p>30657</text:p>
          </table:table-cell>
          <table:table-cell table:formula="of:=[.A100]/65536" office:value-type="float" office:value="0.467788696289063" calcext:value-type="float">
            <text:p>0,467788696289063</text:p>
          </table:table-cell>
        </table:table-row>
        <table:table-row table:style-name="ro1">
          <table:table-cell office:value-type="float" office:value="30974" calcext:value-type="float">
            <text:p>30974</text:p>
          </table:table-cell>
          <table:table-cell table:formula="of:=[.A101]/65536" office:value-type="float" office:value="0.472625732421875" calcext:value-type="float">
            <text:p>0,4726257324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21:23:13.317969262</dc:date>
    <meta:editing-duration>PT5M10S</meta:editing-duration>
    <meta:editing-cycles>1</meta:editing-cycles>
    <meta:document-statistic meta:table-count="1" meta:cell-count="202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peed_results2.B2:speed_results2.B101" svg:x="0.32cm" svg:y="0.18cm" svg:width="15.36cm" svg:height="8.64cm">
          <chartooo:coordinate-region svg:x="1.047cm" svg:y="0.38cm" svg:width="14.353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peed_results2.B2:speed_results2.B10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370361328125">
                <text:p>0.48370361328125</text:p>
                <draw:g>
                  <svg:desc>speed_results2.B2:speed_results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6884765625">
                <text:p>0.455688476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812133789063">
                <text:p>0.46681213378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0667114257813">
                <text:p>0.48066711425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7010498046875">
                <text:p>0.467010498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698974609375">
                <text:p>0.4769897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0840454101563">
                <text:p>0.470840454101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207763671875">
                <text:p>0.469207763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495971679688">
                <text:p>0.486495971679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7208862304688">
                <text:p>0.467208862304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2381591796875">
                <text:p>0.472381591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1658935546875">
                <text:p>0.481658935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537963867188">
                <text:p>0.479537963867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2666015625">
                <text:p>0.4826660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0662841796875">
                <text:p>0.46066284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3709106445313">
                <text:p>0.473709106445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6211547851563">
                <text:p>0.476211547851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05517578125">
                <text:p>0.469055175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6394653320313">
                <text:p>0.476394653320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6708984375">
                <text:p>0.48767089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6329345703125">
                <text:p>0.4563293457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3434448242188">
                <text:p>0.473434448242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1298217773438">
                <text:p>0.47129821777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723388671875">
                <text:p>0.4772338867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6130981445313">
                <text:p>0.45613098144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7742919921875">
                <text:p>0.4677429199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7335205078125">
                <text:p>0.48733520507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2560424804688">
                <text:p>0.452560424804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8841552734375">
                <text:p>0.4688415527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7870483398438">
                <text:p>0.457870483398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7453002929688">
                <text:p>0.467453002929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3505249023438">
                <text:p>0.483505249023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4864501953125">
                <text:p>0.45486450195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5927124023438">
                <text:p>0.465927124023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3535766601563">
                <text:p>0.483535766601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5108642578125">
                <text:p>0.4551086425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1435546875">
                <text:p>0.47143554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6663818359375">
                <text:p>0.4866638183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7122802734375">
                <text:p>0.45712280273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3140258789063">
                <text:p>0.453140258789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9223022460938">
                <text:p>0.469223022460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0016479492188">
                <text:p>0.470016479492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4096069335938">
                <text:p>0.464096069335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2854614257813">
                <text:p>0.472854614257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1151123046875">
                <text:p>0.4611511230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3831176757813">
                <text:p>0.473831176757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8668212890625">
                <text:p>0.4786682128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624755859375">
                <text:p>0.4662475585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6445922851563">
                <text:p>0.466445922851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8134155273438">
                <text:p>0.478134155273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4691162109375">
                <text:p>0.46469116210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2615966796875">
                <text:p>0.462615966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18017578125">
                <text:p>0.471801757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2966918945313">
                <text:p>0.462966918945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49658203125">
                <text:p>0.471496582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004150390625">
                <text:p>0.48004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8389282226563">
                <text:p>0.458389282226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928955078125">
                <text:p>0.4592895507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0718383789063">
                <text:p>0.470718383789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58203125">
                <text:p>0.4658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7351684570313">
                <text:p>0.457351684570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69287109375">
                <text:p>0.476928710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27783203125">
                <text:p>0.47277832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3358154296875">
                <text:p>0.473358154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5321044921875">
                <text:p>0.4853210449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9136962890625">
                <text:p>0.459136962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3800659179688">
                <text:p>0.473800659179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6522216796875">
                <text:p>0.46652221679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9705810546875">
                <text:p>0.479705810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7565307617188">
                <text:p>0.457565307617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216796875">
                <text:p>0.4721679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728515625">
                <text:p>0.467285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379638671875">
                <text:p>0.4537963867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5301513671875">
                <text:p>0.46530151367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0560302734375">
                <text:p>0.4805603027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76416015625">
                <text:p>0.457641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0026245117188">
                <text:p>0.480026245117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2991943359375">
                <text:p>0.4729919433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2183227539063">
                <text:p>0.472183227539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3535766601563">
                <text:p>0.483535766601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6278076171875">
                <text:p>0.46627807617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54864501953125">
                <text:p>0.4548645019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1099853515625">
                <text:p>0.47109985351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1246948242188">
                <text:p>0.481246948242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0174560546875">
                <text:p>0.46017456054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7264404296875">
                <text:p>0.477264404296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61639404296875">
                <text:p>0.46163940429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8917846679688">
                <text:p>0.468917846679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5744018554688">
                <text:p>0.465744018554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25341796875">
                <text:p>0.4725341796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4935302734375">
                <text:p>0.46493530273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1094360351563">
                <text:p>0.481094360351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30126953125">
                <text:p>0.463012695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9904174804688">
                <text:p>0.479904174804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2452392578125">
                <text:p>0.48245239257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65927124023438">
                <text:p>0.4659271240234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6669311523438">
                <text:p>0.476669311523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2015380859375">
                <text:p>0.4720153808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67788696289063">
                <text:p>0.467788696289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2625732421875">
                <text:p>0.4726257324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